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3pt" style:text-underline-style="none" fo:font-weight="normal" officeooo:rsid="000a469a" officeooo:paragraph-rsid="000a469a" style:font-size-asian="11.3500003814697pt" style:font-weight-asian="normal" style:font-size-complex="13pt" style:font-weight-complex="normal"/>
    </style:style>
    <style:style style:name="P2" style:family="paragraph" style:parent-style-name="Standard">
      <style:paragraph-properties fo:text-align="justify" style:justify-single-word="false"/>
      <style:text-properties fo:font-size="13pt" style:text-underline-style="none" fo:font-weight="normal" officeooo:rsid="000b2e04" officeooo:paragraph-rsid="000b2e04" style:font-size-asian="11.3500003814697pt" style:font-weight-asian="normal" style:font-size-complex="13pt" style:font-weight-complex="normal"/>
    </style:style>
    <style:style style:name="P3" style:family="paragraph" style:parent-style-name="Standard">
      <style:paragraph-properties fo:text-align="justify" style:justify-single-word="false"/>
      <style:text-properties fo:font-size="13pt" style:text-underline-style="none" fo:font-weight="normal" officeooo:rsid="000ce7b5" officeooo:paragraph-rsid="000ce7b5" style:font-size-asian="11.3500003814697pt" style:font-weight-asian="normal" style:font-size-complex="13pt" style:font-weight-complex="normal"/>
    </style:style>
    <style:style style:name="P4" style:family="paragraph" style:parent-style-name="Standard">
      <style:paragraph-properties fo:text-align="justify" style:justify-single-word="false"/>
      <style:text-properties fo:font-size="13pt" style:text-underline-style="none" fo:font-weight="normal" officeooo:rsid="000e8114" officeooo:paragraph-rsid="000e8114" style:font-size-asian="11.3500003814697pt" style:font-weight-asian="normal" style:font-size-complex="13pt" style:font-weight-complex="normal"/>
    </style:style>
    <style:style style:name="P5" style:family="paragraph" style:parent-style-name="Standard">
      <style:paragraph-properties fo:text-align="justify" style:justify-single-word="false"/>
      <style:text-properties officeooo:rsid="0012e59a" officeooo:paragraph-rsid="0012e59a"/>
    </style:style>
    <style:style style:name="P6"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469a" officeooo:paragraph-rsid="000a469a" style:font-size-asian="17.5pt" style:font-weight-asian="bold" style:font-size-complex="20pt" style:font-weight-complex="bold"/>
    </style:style>
    <style:style style:name="P7" style:family="paragraph" style:parent-style-name="Standard">
      <style:paragraph-properties fo:text-align="justify" style:justify-single-word="false"/>
      <style:text-properties fo:font-size="15pt" style:text-underline-style="none" fo:font-weight="normal" officeooo:rsid="000a469a" officeooo:paragraph-rsid="000a469a" style:font-size-asian="13.1000003814697pt" style:font-weight-asian="normal" style:font-size-complex="15pt" style:font-weight-complex="normal"/>
    </style:style>
    <style:style style:name="P8" style:family="paragraph" style:parent-style-name="Standard">
      <style:paragraph-properties fo:text-align="justify" style:justify-single-word="false"/>
      <style:text-properties officeooo:paragraph-rsid="000ce7b5"/>
    </style:style>
    <style:style style:name="P9" style:family="paragraph" style:parent-style-name="Standard">
      <style:paragraph-properties fo:text-align="justify" style:justify-single-word="false"/>
      <style:text-properties officeooo:paragraph-rsid="000e8114"/>
    </style:style>
    <style:style style:name="P10" style:family="paragraph" style:parent-style-name="Standard">
      <style:paragraph-properties fo:text-align="justify" style:justify-single-word="false"/>
      <style:text-properties officeooo:paragraph-rsid="0012e59a"/>
    </style:style>
    <style:style style:name="P11" style:family="paragraph" style:parent-style-name="Standard">
      <style:paragraph-properties fo:text-align="justify" style:justify-single-word="false"/>
      <style:text-properties officeooo:rsid="00172e68" officeooo:paragraph-rsid="00172e68"/>
    </style:style>
    <style:style style:name="T1" style:family="text">
      <style:text-properties fo:font-size="13pt" style:text-underline-style="none" fo:font-weight="normal" style:font-size-asian="11.3500003814697pt" style:font-weight-asian="normal" style:font-size-complex="13pt" style:font-weight-complex="normal"/>
    </style:style>
    <style:style style:name="T2" style:family="text">
      <style:text-properties fo:font-size="13pt" style:text-underline-style="none" fo:font-weight="normal" officeooo:rsid="000e8114" style:font-size-asian="11.3500003814697pt" style:font-weight-asian="normal" style:font-size-complex="13pt" style:font-weight-complex="normal"/>
    </style:style>
    <style:style style:name="T3" style:family="text">
      <style:text-properties fo:font-size="13pt" style:text-underline-style="none" fo:font-weight="normal" officeooo:rsid="00106b2c" style:font-size-asian="11.3500003814697pt" style:font-weight-asian="normal" style:font-size-complex="13pt" style:font-weight-complex="normal"/>
    </style:style>
    <style:style style:name="T4" style:family="text">
      <style:text-properties fo:font-size="13pt" style:text-underline-style="none" fo:font-weight="normal" officeooo:rsid="000ce7b5" style:font-size-asian="11.3500003814697pt" style:font-weight-asian="normal" style:font-size-complex="13pt" style:font-weight-complex="normal"/>
    </style:style>
    <style:style style:name="T5" style:family="text">
      <style:text-properties fo:font-size="13pt" style:text-underline-style="none" fo:font-weight="normal" officeooo:rsid="00110c22" style:font-size-asian="11.3500003814697pt" style:font-weight-asian="normal" style:font-size-complex="13pt" style:font-weight-complex="normal"/>
    </style:style>
    <style:style style:name="T6" style:family="text">
      <style:text-properties fo:font-size="13pt" style:text-underline-style="none" fo:font-weight="normal" officeooo:rsid="0011e09f" style:font-size-asian="11.3500003814697pt" style:font-weight-asian="normal" style:font-size-complex="13pt" style:font-weight-complex="normal"/>
    </style:style>
    <style:style style:name="T7" style:family="text">
      <style:text-properties fo:font-size="13pt" style:text-underline-style="none" fo:font-weight="normal" officeooo:rsid="0012e59a" style:font-size-asian="11.3500003814697pt" style:font-weight-asian="normal" style:font-size-complex="13pt" style:font-weight-complex="normal"/>
    </style:style>
    <style:style style:name="T8" style:family="text">
      <style:text-properties fo:font-size="13pt" style:text-underline-style="none" fo:font-weight="normal" officeooo:rsid="0013a784" style:font-size-asian="11.3500003814697pt" style:font-weight-asian="normal" style:font-size-complex="13pt" style:font-weight-complex="normal"/>
    </style:style>
    <style:style style:name="T9" style:family="text">
      <style:text-properties fo:font-size="13pt" style:text-underline-style="none" fo:font-weight="normal" officeooo:rsid="0014064e" style:font-size-asian="11.3500003814697pt" style:font-weight-asian="normal" style:font-size-complex="13pt" style:font-weight-complex="normal"/>
    </style:style>
    <style:style style:name="T10" style:family="text">
      <style:text-properties fo:font-size="13pt" style:text-underline-style="none" fo:font-weight="normal" officeooo:rsid="00160310" style:font-size-asian="11.3500003814697pt" style:font-weight-asian="normal" style:font-size-complex="13pt" style:font-weight-complex="normal"/>
    </style:style>
    <style:style style:name="T11" style:family="text">
      <style:text-properties officeooo:rsid="00110c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Progress</text:p>
      <text:p text:style-name="P7"/>
      <text:p text:style-name="P1"/>
      <text:p text:style-name="P2">For this course our mentors suggested a Stanford course on Machine Learning by Andrew Ng, which we refer for our course material.</text:p>
      <text:p text:style-name="P3">From there, we first learnt the basic definition of the machine learning, and were introduced to the concepts of supervised and unsupervised learning.</text:p>
      <text:p text:style-name="P8"><text:span text:style-name="T4">Then came our first Assignment, where we were asked to explore various python libraries (on a Jupyter notebook we were asked to install), most notably Numpy, and we confirmed for ourselves how functions written by ourselves and the corresponding functions in Numpy </text:span><text:span text:style-name="T2">had a huge difference in performance (since </text:span><text:span text:style-name="T5">N</text:span><text:span text:style-name="T2">umpy functions are so highly optimized). We were also introduced for the first time to image manipulation using openCv, matplotlib, and PIL, which we practiced in the first assignment.</text:span></text:p>
      <text:p text:style-name="P9"><text:span text:style-name="T2">Side by side, we were introduced to GitHub, and taught how to commit, push, branch and merge. </text:span><text:span text:style-name="T3">We were asked to create a repository, the same one in which you’re reading this file now. This repository </text:span><text:span text:style-name="T5">link</text:span><text:span text:style-name="T3"> has been made available to the mentors who check our assignments from here, and the purveyors themselves may examine the 3 submitted assignments so far.</text:span></text:p>
      <text:p text:style-name="P4">For the second assignment, we learnt about Linear regression and Gradient Descent (from the course), and how they are implemented. We also learnt how these things can be achieved simply using appropriate sklearn functions. <text:span text:style-name="T11">We also pictorially represented our conclusions through scatter plots using matplotlib.</text:span></text:p>
      <text:p text:style-name="P9"><text:span text:style-name="T2">Since we are already covering Linear Algebra (in MA106) in our normal academics, we learnt how multivariable linear regression is neatly repres</text:span><text:span text:style-name="T6">e</text:span><text:span text:style-name="T2">nted by </text:span><text:span text:style-name="T6">matrices</text:span><text:span text:style-name="T2">, </text:span><text:span text:style-name="T5">and this knowledge hlped me in my third assignment, which progressed onto logistic regression </text:span><text:span text:style-name="T9">(thus exposing to us two different cost functions or “models”)</text:span><text:span text:style-name="T5">, which can classify, </text:span><text:span text:style-name="T8">say,</text:span><text:span text:style-name="T5"> handwritten digits with the</text:span><text:span text:style-name="T8">ir</text:span><text:span text:style-name="T5"> corresponding values. </text:span><text:span text:style-name="T6">Here, we took our first step towards machine learning by actually analysing data from the MNIST database and building a working model on it.</text:span></text:p>
      <text:p text:style-name="P10"><text:span text:style-name="T6">I</text:span><text:span text:style-name="T7">n addition to all this, I’ve also completed the series of the popular Youtube Channel 3b1b (3 blue 1 brown dots) on Convolutional Neural Networks, and that has helped me develop my intuition on what goes on behind the equations in Machine Learning.</text:span></text:p>
      <text:p text:style-name="P5"><text:span text:style-name="T1">Our mentors let us know that we’ll now </text:span><text:span text:style-name="T10">move on towards implementing actual neural networks using “Keras”, after the lapse of the first checkpoint tomorrow.</text:span></text:p>
      <text:p text:style-name="P11"><text:span text:style-name="T10">T</text:span><text:span text:style-name="T1">hus, in a nutshell, this is what I’ve learnt so far, and I would like to conclude by saying that I’m thoroughly enjoying the learning curve, and would like to explore furth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21:18:25.178365066</meta:creation-date>
    <meta:generator>LibreOffice/6.4.6.2$Linux_X86_64 LibreOffice_project/40$Build-2</meta:generator>
    <dc:date>2021-04-10T23:53:44.867704274</dc:date>
    <meta:editing-duration>PT35M52S</meta:editing-duration>
    <meta:editing-cycles>11</meta:editing-cycles>
    <meta:document-statistic meta:table-count="0" meta:image-count="0" meta:object-count="0" meta:page-count="1" meta:paragraph-count="10" meta:word-count="414" meta:character-count="2573" meta:non-whitespace-character-count="2169"/>
  </office:meta>
</office:document-meta>
</file>